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Requisitos Funcionales</text:h>
      <text:list xml:id="list7922664695289762404" text:style-name="L1">
        <text:list-item>
          <text:p text:style-name="P1">El programa debe permitir la selección de un archivo Excel para procesar.</text:p>
        </text:list-item>
        <text:list-item>
          <text:p text:style-name="P1">Debe ofrecer una interfaz gráfica de usuario para la carga de archivos y configuración de parámetros.</text:p>
        </text:list-item>
        <text:list-item>
          <text:p text:style-name="P1">Genera automáticamente un archivo Excel y PDF de resultados basados en el archivo cargado.</text:p>
        </text:list-item>
        <text:list-item>
          <text:p text:style-name="P1">Permite la especificación de un directorio de salida para guardar los archivos procesados.</text:p>
        </text:list-item>
      </text:list>
      <text:h text:style-name="Heading_20_3" text:outline-level="3">Requisitos No Funcionales</text:h>
      <text:list xml:id="list1210933677438133369" text:style-name="L2">
        <text:list-item>
          <text:p text:style-name="P2"><text:span text:style-name="Strong_20_Emphasis">Requisitos de Hardware:</text:span></text:p>
          <text:list>
            <text:list-item>
              <text:p text:style-name="P2">Procesador: Intel Core i5 de 8va generación o superior, AMD Ryzen 5 (equivalente o superior).</text:p>
            </text:list-item>
            <text:list-item>
              <text:p text:style-name="P2">Memoria RAM: Mínimo 8 GB (16 GB recomendados para archivos de gran tamaño).</text:p>
            </text:list-item>
            <text:list-item>
              <text:p text:style-name="P2">Espacio de Almacenamiento: Al menos 500 MB libres para instalación y almacenamiento temporal de archivos procesados.</text:p>
            </text:list-item>
            <text:list-item>
              <text:p text:style-name="P2">Sistema Operativo: Windows 10, macOS 10.15 o distribuciones Linux compatibles con Python 3.9 o superior.</text:p>
            </text:list-item>
          </text:list>
        </text:list-item>
        <text:list-item>
          <text:p text:style-name="P2"><text:span text:style-name="Strong_20_Emphasis">Tiempos de Procesamiento:</text:span></text:p>
          <text:list>
            <text:list-item>
              <text:p text:style-name="P2">En equipos con las especificaciones mínimas, los tiempos de espera oscilan entre 4 y 10 segundos.</text:p>
            </text:list-item>
            <text:list-item>
              <text:p text:style-name="P2">Estos tiempos pueden variar significativamente dependiendo del tamaño y complejidad del archivo Excel cargado.</text:p>
            </text:list-item>
          </text:list>
        </text:list-item>
        <text:list-item>
          <text:p text:style-name="P2"><text:span text:style-name="Strong_20_Emphasis">Compatibilidad del Entorno:</text:span></text:p>
          <text:list>
            <text:list-item>
              <text:p text:style-name="P2">Python 3.9 o superior con las bibliotecas necesarias instaladas (<text:span text:style-name="Source_20_Text">openpyxl</text:span>, <text:span text:style-name="Source_20_Text">pandas</text:span>, <text:span text:style-name="Source_20_Text">reportlab</text:span>, entre otras).</text:p>
            </text:list-item>
            <text:list-item>
              <text:p text:style-name="P2">Es recomendable mantener el sistema y las dependencias actualizadas para evitar conflictos.</text:p>
            </text:list-item>
          </text:list>
        </text:list-item>
        <text:list-item>
          <text:p text:style-name="P2"><text:span text:style-name="Strong_20_Emphasis">Facilidad de Uso:</text:span></text:p>
          <text:list>
            <text:list-item>
              <text:p text:style-name="P2">La aplicación está diseñada para ser intuitiva y fácil de usar, incluso para usuarios sin conocimientos avanzados en programación o procesamiento de datos.</text:p>
            </text:list-item>
          </text:list>
        </text:list-item>
      </text:list>
      <text:h text:style-name="Heading_20_3" text:outline-level="3">Requisitos del Archivo Excel</text:h>
      <text:list xml:id="list8575167848576869614" text:style-name="L3">
        <text:list-item>
          <text:p text:style-name="P3">El archivo Excel debe tener las siguientes columnas para procesar correctamente:</text:p>
          <text:list>
            <text:list-item>
              <text:p text:style-name="P3"><text:span text:style-name="Source_20_Text">CTNS</text:span></text:p>
            </text:list-item>
            <text:list-item>
              <text:p text:style-name="P3"><text:span text:style-name="Source_20_Text">T/CBM</text:span></text:p>
            </text:list-item>
            <text:list-item>
              <text:p text:style-name="P3"><text:span text:style-name="Source_20_Text">T/WEIGHT (KG)</text:span></text:p>
            </text:list-item>
          </text:list>
        </text:list-item>
        <text:list-item>
          <text:p text:style-name="P3">El encabezado de las columnas debe estar claramente identificado, preferentemente en la <text:soft-page-break/>primera fila.</text:p>
        </text:list-item>
        <text:list-item>
          <text:p text:style-name="P3">Los datos deben estar organizados sin celdas fusionadas en las columnas requerid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nnova sennova</meta:initial-creator>
    <meta:creation-date>2024-12-24T10:04:40</meta:creation-date>
    <meta:document-statistic meta:table-count="0" meta:image-count="0" meta:object-count="0" meta:page-count="2" meta:paragraph-count="26" meta:word-count="278" meta:character-count="1789"/>
    <dc:date>2024-12-24T10:04:57</dc:date>
    <dc:creator>sennova sennova</dc:creator>
    <meta:editing-duration>PT17S</meta:editing-duration>
    <meta:editing-cycles>1</meta:editing-cycles>
    <meta:generator>OpenOffice/4.1.15$Unix OpenOffice.org_project/4115m2$Build-9813</meta:generator>
  </office:meta>
</office:document-meta>
</file>